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19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7Z73"/>SURAT KEPUTUSAN</text:p>
      <text:p text:style-name="P9">No. / 422 / 454 /Adm.Sek</text:p>
      <text:p text:style-name="P10"/>
      <text:p text:style-name="P11">Berdasarkan :</text:p>
      <text:list xml:id="list114345133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HELY MERI LESTARI</text:span></text:p>
      <text:p text:style-name="P13"><text:span text:style-name="T2"><text:tab/><text:tab/>Tempat, Tanggal Lahir<text:tab/>: Tangerang, 18-05-2002</text:span></text:p>
      <text:p text:style-name="P13"><text:span text:style-name="T2"><text:tab/><text:tab/>NISN<text:tab/><text:tab/><text:tab/><text:tab/>: 0028469580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7Z7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7Z7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7Z73"/><text:bookmark-end text:name="_Hlk481362583MailMergeMark2020-05-06T03:21:47Z7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4.208895950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8" meta:character-count="10689" meta:non-whitespace-character-count="93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